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7.2708in" fo:margin-left="0in" fo:margin-top="0in" fo:margin-bottom="0in" fo:break-before="auto" fo:break-after="auto" table:align="left" style:writing-mode="lr-tb"/>
    </style:style>
    <style:style style:name="Table1.A" style:family="table-column">
      <style:table-column-properties style:column-width="4.9785in"/>
    </style:style>
    <style:style style:name="Table1.B" style:family="table-column">
      <style:table-column-properties style:column-width="2.2917in"/>
    </style:style>
    <style:style style:name="Table1.1" style:family="table-row">
      <style:table-row-properties style:min-row-height="1.1042in" fo:keep-together="auto"/>
    </style:style>
    <style:style style:name="Table1.A1" style:family="table-cell">
      <style:table-cell-properties style:vertical-align="" fo:padding="0.1in" fo:border-left="none" fo:border-right="none" fo:border-top="none" fo:border-bottom="0.5pt solid #ffffff"/>
    </style:style>
    <style:style style:name="Table1.B1" style:family="table-cell">
      <style:table-cell-properties style:vertical-align="" fo:padding="0.1in" fo:border="none"/>
    </style:style>
    <style:style style:name="Table1.2" style:family="table-row">
      <style:table-row-properties style:min-row-height="8.1667in" fo:keep-together="auto"/>
    </style:style>
    <style:style style:name="Table1.A2" style:family="table-cell">
      <style:table-cell-properties style:vertical-align="" fo:padding="0.1in" fo:border-left="none" fo:border-right="0.5pt solid #6fa8dc" fo:border-top="0.5pt solid #ffffff" fo:border-bottom="none"/>
    </style:style>
    <style:style style:name="Table1.B2" style:family="table-cell">
      <style:table-cell-properties style:vertical-align="" fo:padding="0.1in" fo:border-left="0.5pt solid #6fa8dc" fo:border-right="none" fo:border-top="none" fo:border-bottom="none"/>
    </style:style>
    <style:style style:name="P1" style:family="paragraph" style:parent-style-name="Standard">
      <style:paragraph-properties fo:break-before="auto" fo:break-after="auto" fo:padding="0in" fo:border="none"/>
    </style:style>
    <style:style style:name="P2" style:family="paragraph" style:parent-style-name="Standard">
      <style:paragraph-properties fo:margin-top="0.0835in" fo:margin-bottom="0in" loext:contextual-spacing="false" fo:line-height="130%" fo:padding="0in" fo:border="none"/>
    </style:style>
    <style:style style:name="P3" style:family="paragraph" style:parent-style-name="Standard">
      <style:paragraph-properties fo:margin-top="0in" fo:margin-bottom="0in" loext:contextual-spacing="false" fo:line-height="115%" fo:padding="0in" fo:border="none"/>
    </style:style>
    <style:style style:name="P4" style:family="paragraph" style:parent-style-name="Standard" style:list-style-name="WWNum4">
      <style:paragraph-properties fo:margin-left="0.5in" fo:margin-right="0.2083in" fo:margin-top="0.0835in" fo:margin-bottom="0in" loext:contextual-spacing="false" fo:text-indent="-0.25in" style:auto-text-indent="false"/>
    </style:style>
    <style:style style:name="P5" style:family="paragraph" style:parent-style-name="Standard" style:list-style-name="WWNum1">
      <style:paragraph-properties fo:margin-left="0.5in" fo:margin-right="0.2083in" fo:margin-top="0.0835in" fo:margin-bottom="0in" loext:contextual-spacing="false" fo:text-indent="-0.25in" style:auto-text-indent="false"/>
    </style:style>
    <style:style style:name="P6" style:family="paragraph" style:parent-style-name="Standard" style:list-style-name="WWNum3">
      <style:paragraph-properties fo:margin-left="0.5in" fo:margin-right="0.2083in" fo:margin-top="0.0835in" fo:margin-bottom="0in" loext:contextual-spacing="false" fo:text-indent="-0.25in" style:auto-text-indent="false" fo:padding="0in" fo:border="none"/>
    </style:style>
    <style:style style:name="P7" style:family="paragraph" style:parent-style-name="Standard" style:list-style-name="WWNum2">
      <style:paragraph-properties fo:margin-left="0.5in" fo:margin-right="0.2083in" fo:margin-top="0.0835in" fo:margin-bottom="0in" loext:contextual-spacing="false" fo:line-height="130%" fo:text-indent="-0.25in" style:auto-text-indent="false" fo:padding="0in" fo:border="none"/>
    </style:style>
    <style:style style:name="P8" style:family="paragraph" style:parent-style-name="Standard" style:list-style-name="WWNum4">
      <style:paragraph-properties fo:margin-left="0.5in" fo:margin-right="0.2083in" fo:margin-top="0in" fo:margin-bottom="0in" loext:contextual-spacing="false" fo:text-indent="-0.25in" style:auto-text-indent="false"/>
    </style:style>
    <style:style style:name="P9" style:family="paragraph" style:parent-style-name="Standard" style:list-style-name="WWNum4">
      <style:paragraph-properties fo:margin-left="0.5in" fo:margin-right="0.2083in" fo:margin-top="0in" fo:margin-bottom="0in" loext:contextual-spacing="false" fo:text-indent="-0.25in" style:auto-text-indent="false"/>
    </style:style>
    <style:style style:name="P10" style:family="paragraph" style:parent-style-name="Standard" style:list-style-name="WWNum1">
      <style:paragraph-properties fo:margin-left="0.5in" fo:margin-right="0.2083in" fo:margin-top="0in" fo:margin-bottom="0in" loext:contextual-spacing="false" fo:text-indent="-0.25in" style:auto-text-indent="false"/>
    </style:style>
    <style:style style:name="P11" style:family="paragraph" style:parent-style-name="Standard" style:list-style-name="WWNum1">
      <style:paragraph-properties fo:margin-left="0.5in" fo:margin-right="0.2083in" fo:margin-top="0in" fo:margin-bottom="0in" loext:contextual-spacing="false" fo:text-indent="-0.25in" style:auto-text-indent="false"/>
    </style:style>
    <style:style style:name="P12" style:family="paragraph" style:parent-style-name="Standard" style:list-style-name="WWNum3">
      <style:paragraph-properties fo:margin-left="0.5in" fo:margin-right="0.2083in" fo:margin-top="0in" fo:margin-bottom="0in" loext:contextual-spacing="false" fo:text-indent="-0.25in" style:auto-text-indent="false" fo:padding="0in" fo:border="none"/>
    </style:style>
    <style:style style:name="P13" style:family="paragraph" style:parent-style-name="Standard" style:list-style-name="WWNum2">
      <style:paragraph-properties fo:margin-left="0.5in" fo:margin-right="0.2083in" fo:margin-top="0in" fo:margin-bottom="0in" loext:contextual-spacing="false" fo:line-height="130%" fo:text-indent="-0.25in" style:auto-text-indent="false" fo:padding="0in" fo:border="none"/>
    </style:style>
    <style:style style:name="P14" style:family="paragraph" style:parent-style-name="Standard" style:list-style-name="WWNum2">
      <style:paragraph-properties fo:margin-left="0.5in" fo:margin-right="0.2083in" fo:margin-top="0in" fo:margin-bottom="0in" loext:contextual-spacing="false" fo:line-height="130%" fo:text-indent="-0.25in" style:auto-text-indent="false" fo:padding="0in" fo:border="none"/>
    </style:style>
    <style:style style:name="P15" style:family="paragraph" style:parent-style-name="Standard">
      <style:paragraph-properties fo:margin-left="0in" fo:margin-right="0.2083in" fo:margin-top="0.222in" fo:margin-bottom="0in" loext:contextual-spacing="false" fo:line-height="13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top="0.222in" fo:margin-bottom="0in" loext:contextual-spacing="false" fo:line-height="100%"/>
    </style:style>
    <style:style style:name="P17" style:family="paragraph" style:parent-style-name="Standard">
      <style:paragraph-properties fo:margin-left="0in" fo:margin-right="0in" fo:margin-top="0in" fo:margin-bottom="0in" loext:contextual-spacing="false" fo:line-height="125%" fo:orphans="2" fo:widows="2" fo:text-indent="0in" style:auto-text-indent="false" fo:break-before="auto" fo:break-after="auto"/>
    </style:style>
    <style:style style:name="P18" style:family="paragraph" style:parent-style-name="Standard">
      <style:paragraph-properties fo:padding="0in" fo:border="none"/>
    </style:style>
    <style:style style:name="P19" style:family="paragraph" style:parent-style-name="Standard" style:master-page-name="Standard">
      <style:paragraph-properties fo:line-height="100%" style:page-number="1" fo:break-before="auto" fo:break-after="auto" fo:padding="0in" fo:border="none"/>
      <style:text-properties fo:font-size="6pt" style:font-size-asian="6pt" style:font-size-complex="6pt"/>
    </style:style>
    <style:style style:name="P20" style:family="paragraph" style:parent-style-name="Heading_20_1">
      <style:paragraph-properties fo:margin-top="0in" fo:margin-bottom="0in" loext:contextual-spacing="false" fo:line-height="100%" fo:padding="0in" fo:border="none"/>
    </style:style>
    <style:style style:name="P21" style:family="paragraph" style:parent-style-name="Heading_20_1">
      <style:paragraph-properties fo:padding="0in" fo:border="none"/>
    </style:style>
    <style:style style:name="P22" style:family="paragraph" style:parent-style-name="Heading_20_2">
      <style:paragraph-properties fo:padding="0in" fo:border="none"/>
    </style:style>
    <style:style style:name="P23" style:family="paragraph" style:parent-style-name="Heading_20_3">
      <style:paragraph-properties fo:padding="0in" fo:border="none"/>
    </style:style>
    <style:style style:name="P24" style:family="paragraph" style:parent-style-name="Subtitle">
      <style:paragraph-properties fo:padding="0in" fo:border="none"/>
    </style:style>
    <style:style style:name="P25" style:family="paragraph" style:parent-style-name="Title">
      <style:paragraph-properties fo:padding="0in" fo:border="none"/>
    </style:style>
    <style:style style:name="T1" style:family="text">
      <style:text-properties fo:color="#000000" style:font-name="Open Sans" style:font-name-asian="Open Sans1" style:font-name-complex="Open Sans1"/>
    </style:style>
    <style:style style:name="T2" style:family="text">
      <style:text-properties fo:color="#000000" style:font-name="Open Sans" fo:font-weight="bold" style:font-name-asian="Open Sans1" style:font-weight-asian="bold" style:font-name-complex="Open Sans1"/>
    </style:style>
    <style:style style:name="T3" style:family="text">
      <style:text-properties fo:color="#000000" style:font-name="Open Sans" style:text-underline-style="solid" style:text-underline-width="auto" style:text-underline-color="font-color" fo:font-weight="bold" style:font-name-asian="Open Sans1" style:font-weight-asian="bold" style:font-name-complex="Open Sans1"/>
    </style:style>
    <style:style style:name="T4" style:family="text">
      <style:text-properties fo:color="#000000"/>
    </style:style>
    <style:style style:name="T5" style:family="text">
      <style:text-properties fo:color="#1155cc" style:font-name="Open Sans" style:text-underline-style="solid" style:text-underline-width="auto" style:text-underline-color="font-color" fo:font-weight="bold" style:font-name-asian="Open Sans1" style:font-weight-asian="bold" style:font-name-complex="Open Sans1"/>
    </style:style>
    <style:style style:name="T6" style:family="text">
      <style:text-properties fo:color="#1155cc" style:text-underline-style="solid" style:text-underline-width="auto" style:text-underline-color="font-color"/>
    </style:style>
    <style:style style:name="T7" style:family="text">
      <style:text-properties fo:font-weight="normal" style:font-weight-asian="normal"/>
    </style:style>
    <style:style style:name="T8" style:family="text">
      <style:text-properties fo:font-style="italic" fo:font-weight="normal" style:font-style-asian="italic" style:font-weight-asian="normal"/>
    </style:style>
    <style:style style:name="T9" style:family="text">
      <style:text-properties fo:font-weight="bold" style:font-weight-asian="bold"/>
    </style:style>
    <style:style style:name="T10" style:family="text">
      <style:text-properties style:text-underline-style="none"/>
    </style:style>
    <style:style style:name="T11" style:family="text">
      <style:text-properties fo:font-size="12pt" fo:font-style="italic" fo:font-weight="normal" style:font-size-asian="12pt" style:font-style-asian="italic" style:font-weight-asian="normal" style:font-size-complex="12pt"/>
    </style:style>
    <style:style style:name="T12" style:family="text">
      <style:text-propertie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able:table table:name="Table1" table:style-name="Table1">
        <table:table-column table:style-name="Table1.A"/>
        <table:table-column table:style-name="Table1.B"/>
        <table:table-row table:style-name="Table1.1">
          <table:table-cell table:style-name="Table1.A1" office:value-type="string">
            <text:p text:style-name="P25"><text:bookmark text:name="_x8fm1uorkbaw"/>Octavio Deshays</text:p>
            <text:p text:style-name="P24"><text:bookmark text:name="_ymi089liagec"/>Mechatronics Engineer - National University of Cuyo</text:p>
          </table:table-cell>
          <table:table-cell table:style-name="Table1.B1" office:value-type="string">
            <text:p text:style-name="P3"><text:span text:style-name="T1">Mendoza, Argentina</text:span></text:p>
            <text:p text:style-name="P3"><text:span text:style-name="T2">22/12/1997</text:span></text:p>
            <text:p text:style-name="P3"><text:span text:style-name="T2">+54 9 2615538396</text:span></text:p>
            <text:p text:style-name="P3"><text:a xlink:type="simple" xlink:href="mailto:octaviodeshays@gmail.com" text:style-name="ListLabel_20_37" text:visited-style-name="ListLabel_20_37"><text:span text:style-name="T3">octaviodeshays@gmail.com</text:span></text:a></text:p>
            <text:p text:style-name="P3"><text:a xlink:type="simple" xlink:href="http://www.linkedin.com/in/octavio-deshays-moreno" text:style-name="ListLabel_20_38" text:visited-style-name="ListLabel_20_38"><text:span text:style-name="T5">ln:</text:span></text:a><text:span text:style-name="T2"> Octavio Deshays Moreno</text:span></text:p>
          </table:table-cell>
        </table:table-row>
        <table:table-row table:style-name="Table1.2">
          <table:table-cell table:style-name="Table1.A2" office:value-type="string">
            <text:p text:style-name="P21"><text:bookmark text:name="_y7d3xdxnr44m"/>EXPERIENCE</text:p>
            <text:p text:style-name="Heading_20_2"><text:bookmark text:name="_srm5h195zgt"/>MARVIK, <text:span text:style-name="T7">Uruguay — </text:span><text:span text:style-name="T8">Machine Learning Engineer</text:span></text:p>
            <text:p text:style-name="Heading_20_3"><text:bookmark text:name="_a66nodxfs9u0"/>December 2022 - Present</text:p>
            <text:p text:style-name="Standard">Marvik is a hands-on ML consulting firm. In my role, I am involved in the entire process of developing an AI solution, from identifying the customer's problem to implementing the solution.</text:p>
            <text:p text:style-name="Standard">Projects: </text:p>
            <text:list xml:id="list2579344676" text:style-name="WWNum4">
              <text:list-item>
                <text:p text:style-name="P4"><text:span text:style-name="T9">PhotoStudio Editor: </text:span>an app to allow sellers from the largest E-Commerce in LatinAmerica to <text:s/>edit <text:s/>their products images using Stable Diffusion, generating attractive backgrounds for each product. Currently in production being used by thousands of users every hour.</text:p>
              </text:list-item>
              <text:list-item>
                <text:p text:style-name="P8"><text:span text:style-name="T9">Fashion Recommendation System: </text:span>designed and built MVP for a Tinder like recsys for a fashion company. Involved building a feature extraction pipeline for garments using CLIP based classifiers and a Reinforcement Learning algorithm.</text:p>
              </text:list-item>
              <text:list-item>
                <text:p text:style-name="P8"><text:span text:style-name="T9">Virtual Try On: </text:span>for this project, I worked in both image processor and Diffusion pipeline used to generate a Try On</text:p>
              </text:list-item>
              <text:list-item>
                <text:p text:style-name="P8"><text:span text:style-name="T9">Conveyor Belt Control:</text:span> Utilized computer vision to monitor the entry of wooden logs into machinery in a paper mill. Involved the use of a Jetson device, frame processing, and the development of a control algorithm based on outputs from AI models.</text:p>
              </text:list-item>
            </text:list>
            <text:p text:style-name="Standard">Used technologies: </text:p>
            <text:list xml:id="list3918720691" text:style-name="WWNum1">
              <text:list-item>
                <text:p text:style-name="P5">Multimodal Neural Networks, CNN, Classification models, Image Segmentation, Image Enhancement, Stable Diffusion, Data Extraction pipelines. </text:p>
              </text:list-item>
              <text:list-item>
                <text:p text:style-name="P10">Recommendation Systems, Clustering, Reinforcement Learning. </text:p>
              </text:list-item>
              <text:list-item>
                <text:p text:style-name="P10">Python, Docker, Fast API, AWS: <text:s/>EC2, S3. <text:s/></text:p>
              </text:list-item>
            </text:list>
            <text:p text:style-name="P22"><text:bookmark text:name="_rfgvkg2ifhfd"/>DEEP AGRO<text:span text:style-name="T4">, </text:span><text:span text:style-name="T7">Argentina — </text:span><text:span text:style-name="T8">Machine Learning Engineer</text:span></text:p>
            <text:p text:style-name="P23"><text:bookmark text:name="_n64fgzu3lwuy"/>March 2021 - November 2022</text:p>
            <text:p text:style-name="P18">DeepAgro is an agtech start up with the mission of creating a brighter future for Agriculture by using innovation and Artificial Intelligence. I was in charge of developing, testing, maintaining and deploying production ready computer vision models on edge devices. </text:p>
            <text:p text:style-name="P18"/>
            <text:p text:style-name="P18">Used technologies:</text:p>
            <text:p text:style-name="P18">- Convolutional Neural Networks, YOLO, Generative Adversarial Networks, Decision Trees, Random Forest, Image classification, Object Tracking.</text:p>
            <text:p text:style-name="P18">- Pytorch, TensorFlow, Darknet, ScikitLearn, TensorRT , OpenCV, Google Data Studio.</text:p>
            <text:p text:style-name="P18">- Python, C++, linux.</text:p>
            <text:p text:style-name="P22"><text:bookmark text:name="_wj0puh61kxsr"/>INCA JUNIOR ENTERPRISE<text:span text:style-name="T4">, </text:span><text:span text:style-name="T7">Argentina — Innovation and Development </text:span><text:span text:style-name="T8">Department Coordinator</text:span></text:p>
            <text:p text:style-name="P23"><text:bookmark text:name="_8hk593fs3sag"/>January 2021 - January 2021</text:p>
            <text:p text:style-name="P18">INCA JE is a Non-profit organization that seeks to strengthen university education, linking students with small companies.</text:p>
            <text:list xml:id="list1403423776" text:style-name="WWNum3">
              <text:list-item>
                <text:p text:style-name="P6"><text:span text:style-name="T9">Introduction to Python Course: </text:span>design and delivery of introductory course for university students</text:p>
              </text:list-item>
              <text:list-item>
                <text:p text:style-name="P12"><text:span text:style-name="T9">Pitching Ideas: </text:span>design and delivery of a Pitching workshop.</text:p>
              </text:list-item>
            </text:list>
            <text:p text:style-name="P22"><text:bookmark text:name="_1hxcpsc1hco2"/>National University of Cuyo, Argentina<text:span text:style-name="T7">— </text:span><text:span text:style-name="T8">Teacher Assistant</text:span></text:p>
            <text:p text:style-name="P23"><text:bookmark text:name="_ybypdmed418m"/>March 2018 - March 2019</text:p>
            <text:p text:style-name="P18">I assisted students during classes, helping them to solve problems with Analytic Geometry. </text:p>
            <text:p text:style-name="P20"><text:bookmark text:name="_423hhg47t1ec"/></text:p>
            <text:p text:style-name="P20"><text:bookmark text:name="_2se8i5vw94eq"/></text:p>
            <text:p text:style-name="P20"><text:bookmark text:name="_8g4ugp7mi42a"/>EDUCATION</text:p>
            <text:p text:style-name="Heading_20_2"><text:bookmark text:name="_uj2xz0vd0rv8"/>University of Buenos Aires, Argentina<text:span text:style-name="T7"> — Post Graduate Specialization in Artificial Intelligence </text:span></text:p>
            <text:p text:style-name="Standard">Post graduate university degree in Artificial Intelligence, covering all topics from classic Machine Learning algorithms to Generative AI. </text:p>
            <text:p text:style-name="Heading_20_3"><text:bookmark text:name="_rq4ej4a3eegg"/>August 2023 - March 2025</text:p>
            <text:p text:style-name="P22"><text:bookmark text:name="_6wymnhinx9q5"/>National University of Cuyo, Argentina<text:span text:style-name="T7"> — Degree in </text:span><text:span text:style-name="T8">Mechatronics Engineering</text:span></text:p>
            <text:p text:style-name="P23"><text:bookmark text:name="_7vtcyzeczjot"/>MARCH 2016 - MAY 2022</text:p>
            <text:p text:style-name="P2">University degree in Mechatronics with an average grade of 8.91, which is the best grade of the Mechatronics Class of 2016 and the fourth best among all students in the Engineering School.</text:p>
            <text:p text:style-name="P2">Best Graduate Mechatronic Engineering class 2022. </text:p>
            <text:p text:style-name="P22"><text:bookmark text:name="_czfiadnsgnzp"/>University Of Alabama, <text:span text:style-name="T7">EEUU — </text:span><text:span text:style-name="T8">Fulbright Scholar</text:span></text:p>
            <text:p text:style-name="P23"><text:bookmark text:name="_miiyt1y6sl7g"/>AUGUST <text:s/>2021 - OCTOBER 2021</text:p>
            <text:p text:style-name="P2">In December 2020 I was awarded a scholarship called Friends of Fulbright, which is given by the Argentine Fulbright Commission and it is sponsored by the US Embassy. Thanks to this, I spent two months at the University of Alabama, where I was able to take the following courses: </text:p>
            <text:list xml:id="list2138145796" text:style-name="WWNum2">
              <text:list-item>
                <text:p text:style-name="P7">Computational Intelligence</text:p>
              </text:list-item>
              <text:list-item>
                <text:p text:style-name="P13">Intro to Autonomous Robotics</text:p>
              </text:list-item>
              <text:list-item>
                <text:p text:style-name="P13">Identifying and Pitching Opportunities</text:p>
              </text:list-item>
              <text:list-item>
                <text:p text:style-name="P13">Advanced English Language Classes. </text:p>
              </text:list-item>
            </text:list>
            <text:p text:style-name="P21"><text:bookmark text:name="_jhv78pp9wtzd"/>PROJECTS</text:p>
            <text:p text:style-name="P22"><text:bookmark text:name="_vm051rmyhoww"/>To infinity and Beyond <text:span text:style-name="T7">— </text:span><text:span text:style-name="T8">Digital Twin Development</text:span></text:p>
            <text:p text:style-name="P2">Winning team of the <text:a xlink:type="simple" xlink:href="https://spaceisopen.com/mission1/" text:style-name="ListLabel_20_39" text:visited-style-name="ListLabel_20_39"><text:span text:style-name="T6">Open Space</text:span></text:a> contest that <text:s/>launched <text:s/>an experiment into space in one of the satellites of the company Satellogic. </text:p>
            <text:p text:style-name="P2">My job consisted of the development of Artificial Intelligence Models for Satellite Temperature Prediction and Cloud Segmentation together with a WebbApp that allows users to interact with the Satellite Data. All this work was also part of my Mechatronics Engineering Final Project, which can be seen <text:a xlink:type="simple" xlink:href="https://drive.google.com/file/d/12hHa-yXNcTcB0s9OcVYQ79HdJxIlK7L0/view" text:style-name="ListLabel_20_39" text:visited-style-name="ListLabel_20_39"><text:span text:style-name="T6">here</text:span></text:a>. Thanks to my work on this project, I can proudly say that my name is in <text:a xlink:type="simple" xlink:href="https://www.linkedin.com/posts/octavio-deshays-moreno_la-semana-pasada-despu%C3%A9s-de-seis-a%C3%B1os-de-activity-6935684626602450944-RbEQ?utm_source=share&amp;utm_medium=member_desktop" text:style-name="ListLabel_20_39" text:visited-style-name="ListLabel_20_39"><text:span text:style-name="T6">space</text:span></text:a>!</text:p>
          </table:table-cell>
          <table:table-cell table:style-name="Table1.B2" office:value-type="string">
            <text:p text:style-name="P21"><text:bookmark text:name="_tuxh7mwdaxox"/>AWARDS</text:p>
            <text:p text:style-name="P15"><text:span text:style-name="T9">Member of the National Flag honor group.</text:span> Honor I received for having the fourth best Grade rate of the 2016 Engineering School Class. (<text:a xlink:type="simple" xlink:href="https://ingenieria.uncuyo.edu.ar/se-llevo-a-cabo-el-acto-de-cambio-de-abanderados-y-escoltas62" text:style-name="ListLabel_20_39" text:visited-style-name="ListLabel_20_39"><text:span text:style-name="T6">certification</text:span></text:a>)</text:p>
            <text:p text:style-name="Standard">Best Graduate Mechatronic Engineering class 2022. </text:p>
            <text:p text:style-name="Heading_20_1"><text:bookmark text:name="_hseyq6oalz0s"/>Volunteering</text:p>
            <text:p text:style-name="P16"><text:span text:style-name="T9">Empate Foundation.</text:span> Futbol Coach for young adults with Down Syndrome. </text:p>
            <text:p text:style-name="P21"><text:bookmark text:name="_cxxkes25b26"/>LANGUAGES</text:p>
            <text:p text:style-name="P15">English - C1 level TOEFL iBT 104/120</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Merriweather" fo:font-size="9pt" fo:language="en" fo:country="none" style:letter-kerning="false" style:font-name-asian="Merriweather1" style:font-size-asian="9pt" style:language-asian="zh" style:country-asian="CN" style:font-name-complex="Merriweather1" style:font-size-complex="9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Merriweather" fo:font-size="9pt" fo:language="en" fo:country="none" style:letter-kerning="false" style:font-name-asian="Merriweather1" style:font-size-asian="9pt" style:language-asian="zh" style:country-asian="CN" style:font-name-complex="Merriweather1" style:font-size-complex="9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2083in" fo:margin-top="0.0835in" fo:margin-bottom="0in" loext:contextual-spacing="false" fo:line-height="130%" fo:orphans="0" fo:widows="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165in" fo:margin-bottom="0in" loext:contextual-spacing="false" fo:line-height="100%" fo:break-before="auto" fo:break-after="auto"/>
      <style:text-properties fo:color="#2079c7" style:font-name="Open Sans" fo:font-family="'Open Sans'" style:font-family-generic="roman" style:font-pitch="variable" fo:font-weight="bold" style:font-name-asian="Open Sans1" style:font-family-asian="'Open Sans'" style:font-family-generic-asian="system" style:font-pitch-asian="variable" style:font-weight-asian="bold" style:font-name-complex="Open Sans1" style:font-family-complex="'Open San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fo:keep-together="always" fo:break-before="auto" fo:break-after="auto" fo:keep-with-next="always"/>
      <style:text-properties fo:color="#000000" fo:font-size="11pt" fo:font-weight="bold" style:font-size-asian="11pt" style:font-weight-asian="bold" style:font-size-complex="11pt"/>
    </style:style>
    <style:style style:name="Heading_20_3" style:display-name="Heading 3" style:family="paragraph" style:parent-style-name="normal" style:next-style-name="Standard" style:default-outline-level="" style:class="text">
      <style:paragraph-properties fo:margin-top="0.0693in" fo:margin-bottom="0.0693in" loext:contextual-spacing="false" fo:line-height="100%" fo:keep-together="always" fo:break-before="auto" fo:break-after="auto" fo:keep-with-next="always"/>
      <style:text-properties fo:color="#666666" style:font-name="Open Sans" fo:font-family="'Open Sans'" style:font-family-generic="roman" style:font-pitch="variable" fo:font-size="8pt" style:font-name-asian="Open Sans1" style:font-family-asian="'Open Sans'" style:font-family-generic-asian="system" style:font-pitch-asian="variable" style:font-size-asian="8pt" style:font-name-complex="Open Sans1" style:font-family-complex="'Open Sans'" style:font-family-generic-complex="system" style:font-pitch-complex="variable" style:font-size-complex="8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0835in" loext:contextual-spacing="false" fo:line-height="100%" fo:break-before="auto" fo:break-after="auto"/>
      <style:text-properties fo:color="#000000"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in" fo:margin-bottom="0in" loext:contextual-spacing="false" fo:line-height="115%" fo:break-before="auto" fo:break-after="auto"/>
      <style:text-properties fo:color="#000000" style:font-name="Open Sans" fo:font-family="'Open Sans'" style:font-family-generic="roman" style:font-pitch="variable"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000000" style:font-name="Open Sans" fo:font-family="'Open Sans'" style:font-family-generic="roman" style:font-pitch="variable" style:text-underline-style="solid" style:text-underline-width="auto" style:text-underline-color="font-color" fo:font-weight="bold" style:font-name-asian="Open Sans1" style:font-family-asian="'Open Sans'" style:font-family-generic-asian="system" style:font-pitch-asian="variable" style:font-weight-asian="bold" style:font-name-complex="Open Sans1" style:font-family-complex="'Open San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Open Sans" fo:font-family="'Open Sans'" style:font-family-generic="roman" style:font-pitch="variable" style:text-underline-style="solid" style:text-underline-width="auto" style:text-underline-color="font-color" fo:font-weight="bold" style:font-name-asian="Open Sans1" style:font-family-asian="'Open Sans'" style:font-family-generic-asian="system" style:font-pitch-asian="variable" style:font-weight-asian="bold" style:font-name-complex="Open Sans1" style:font-family-complex="'Open Sans'" style:font-family-generic-complex="system" style:font-pitch-complex="variable"/>
    </style:style>
    <style:style style:name="ListLabel_20_39" style:display-name="ListLabel 39"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25%" fo:orphans="2" fo:widows="2" fo:text-indent="0in" style:auto-text-indent="false" fo:break-before="auto" fo:break-after="auto"/>
    </style:style>
    <style:page-layout style:name="Mpm1">
      <style:page-layout-properties fo:page-width="8.5in" fo:page-height="11in" style:num-format="1" style:print-orientation="portrait" fo:margin-top="0in" fo:margin-bottom="0.5992in" fo:margin-left="0.5992in" fo:margin-right="0.5992in" style:writing-mode="lr-tb" style:layout-grid-color="#c0c0c0" style:layout-grid-lines="254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 meta:paragraph-count="61" meta:word-count="704" meta:character-count="4715" meta:non-whitespace-character-count="4056"/>
    <meta:generator>LibreOfficeDev/6.0.5.2$Linux_X86_64 LibreOffice_project/</meta:generator>
  </office:meta>
</office:document-meta>
</file>